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8.04 02:42   |   <text:a xlink:type="simple" xlink:href="http://palinfo.habago.org/Entry?Command=Information_PrintForum&amp;iPage=2#FORUM37741"><text:span text:style-name="T1">#</text:span></text:a></text:p>
      <text:p text:style-name="P2">卡韓政變 (134)："英國韓國瑜"--柯賓的啟示 <text:line-break/><text:line-break/>陳真 2019. 08. 04. <text:line-break/><text:line-break/><text:line-break/>世界運轉得很快，複雜陰暗程度遠遠不是好萊塢政治驚悚劇所能比擬，就算是千手觀音分秒寫不停，也跟不上萬分之一的 "進度"。但是，狀況雖多，戲碼的情節其實很類似，千百年不變，就像一種定理；只要掌握原理，就掌握了各種演算實例。 <text:line-break/><text:line-break/>最近有位邱香果及其整個研究團隊被加拿大情治人員抓走 (不是說加拿大是法治民主國家嗎？)，之前還有肖翔、張首晟和任偉等等之疑似被自殺或被意外。俄國就更多了，短短幾年內，至少數十名重要科學家莫名其妙就被意外了。 <text:line-break/><text:line-break/>美國人自身的案例更多上幾百倍，光是對希拉蕊和柯林頓不敬而被消失的，A4紙張就能列上好幾頁，不過這些大多不是科學家，而是知道太多事情的人。 <text:line-break/><text:line-break/>還好，我知道的很少，我只是懂原理，對實例不在行，而且談論的都不是什麼內幕，全是眾人皆知之事，因此應該還算安全。 <text:line-break/><text:line-break/>上大學之前的那個暑假，就是因為打抱不平，多管閒事，涉入 "實例"，馬上遭到報應，被黑白兩道當街在夜市用兩輛黑頭車一前一後包抄，擋住去路，近距離朝頭部開了三槍，兩槍閃過，一槍打中脖子。 <text:line-break/><text:line-break/>我知道誰幹的，但為了家人安全，不能說，也不追究。那年頭，槍擊案很少聽聞，連醫院一聽到是槍傷都不敢接手，找了第三家醫院才願意治療。 <text:line-break/><text:line-break/>我想說的是，一般人理解的政治，跟實際上的政治，真的是完完全全兩碼子事，跟真實狀況差太遠了。即便把所謂 "真實" 的標準放很低，依舊相去甚遠。你想，在各種職場裏，那麼一丁點環境裏頭，不過三三兩兩幾個成員，鼻屎般大的利益，是是非非就那麼多，那麼複雜，更何況手上擁有上兆利益及數萬個職務任用權之權利爭奪；你鬥我，我鬥他，他鬥你，你再聯合他鬥我，我再聯合你鬥他...權力競逐中，幾乎全是敗類，良善者真是很罕見。 <text:line-break/><text:line-break/>幾年來，我一直大力推崇的 "英國韓國瑜"--柯賓 (Jeremy Bernard Corbyn)，一如韓國瑜，捲起千堆雪，"賓流" 席捲英國，眼看就要勢如破竹地當上英國首相，是一個真正意義上的好人。沒想到，最後還是被 CIA給摧毀，換上一個人渣--"英國柯文哲" 當首相。我原本以為柯賓肯定會當上英國首相，做為反戰社運同志，頗有厚望焉，不料正不勝邪似乎才是現實常態。 <text:line-break/><text:line-break/>最近談起柯賓，學姊以此告誡，韓國瑜很可能也會跟他一樣下場，根本選不上，要不就是得 "棄明投暗"，向美國輸誠表態，宣誓效忠，才有可能保住總統之位。 <text:line-break/><text:line-break/>所謂內行看門道，外行看熱鬧，你只要稍微了解一點點政治之真實樣貌，一定會覺得很可怕，原來我們是活在這樣一種毫無人性的世界中，跟我們平常所誤以為是真實的世界，相去竟如此遙遠，完全不是你平常在媒體上所看到的那麼一回事。 <text:line-break/><text:line-break/>我對什麼宮廷劇絲毫不感興趣，因為那樣一種劇情實在太小兒科了，真實政治根本沒有那麼 "單純"。 <text:line-break/><text:line-break/>我忘記我這篇原先要寫些什麼了，其實也不是真的忘記，而是寫不來那麼多事。 <text:line-break/><text:line-break/>韓國瑜初選勝出，但是政壇醜陋戲碼卻越演越烈，不堪入目。去年要不是韓國瑜的橫空出世，現在的台灣政壇肯定平靜無波。當韓國瑜打出一片天，牛鬼蛇神就全來了，大家都想當總統了，而且無所不用其極，不擇手段。 <text:line-break/><text:line-break/>大家說，韓國瑜應當趕緊和郭台銘和王金平及朱立倫整合，團結在一起才有勝算。我倒不覺得有什麼好整合，特別是郭台銘，他不加倍害你就不錯了還整合？ <text:line-break/><text:line-break/>其實，我蠻鼓勵郭台銘和王金平等人脫黨參選，為什麼呢？因為這畢竟是他們的權利，既然那麼想當總統，就不用客氣了，趕緊出來選啊。柯文哲也是，沒什麼好猶豫。 <text:line-break/><text:line-break/>再說，很多人是這樣：他永遠不可能相信自己不如人，除非你把他紮紮實實地打敗，或許才會認輸。 <text:line-break/><text:line-break/>至於說郭、王等人參選，會不會導致韓國瑜落選？我覺得這類利害盤算，不是我們應該煩惱的；我們只需在乎選舉手段的正直與否就行，不要搞抹黑，不要造謠，別出奧步。至於其它，包括勝負，都是其次。我們看球賽，就算希望誰贏，也沒必要因此就希望誰不要參賽，根本沒什麼好整合，也沒什麼好團結 (事實上也不可能)，我們只需關心參賽者的手段是否光明正大就行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